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>
      <style:table-properties style:width="15.997cm" fo:margin-top="0cm" fo:margin-bottom="0cm" table:align="left" style:writing-mode="lr-tb"/>
    </style:style>
    <style:style style:name="Tabuľka1.A" style:family="table-column">
      <style:table-column-properties style:column-width="7.992cm"/>
    </style:style>
    <style:style style:name="Tabuľka1.B" style:family="table-column">
      <style:table-column-properties style:column-width="8.005cm"/>
    </style:style>
    <style:style style:name="Tabuľka1.1" style:family="table-row">
      <style:table-row-properties fo:keep-together="auto"/>
    </style:style>
    <style:style style:name="Tabuľka1.A1" style:family="table-cell">
      <style:table-cell-properties fo:padding-left="0.191cm" fo:padding-right="0.191cm" fo:padding-top="0cm" fo:padding-bottom="0cm" fo:border="0.5pt solid #000000"/>
    </style:style>
    <style:style style:name="Tabuľka1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style:use-window-font-color="true"/>
    </style:style>
    <style:style style:name="P2" style:family="paragraph" style:parent-style-name="Standard">
      <style:text-properties fo:color="#4472c4"/>
    </style:style>
    <style:style style:name="P3" style:family="paragraph" style:parent-style-name="Standard">
      <style:paragraph-properties fo:text-align="center" style:justify-single-word="false"/>
      <style:text-properties fo:color="#4472c4" fo:font-size="24pt" style:font-size-asian="24pt" style:font-size-complex="24pt"/>
    </style:style>
    <style:style style:name="P4" style:family="paragraph" style:parent-style-name="Standard">
      <style:text-properties fo:color="#4472c4" fo:font-size="18pt" style:font-size-asian="18pt" style:font-size-complex="18pt"/>
    </style:style>
    <style:style style:name="P5" style:family="paragraph" style:parent-style-name="Standard">
      <style:text-properties fo:color="#4472c4" fo:font-size="16pt" fo:language="en" fo:country="GB" fo:font-weight="bold" style:font-size-asian="16pt" style:font-weight-asian="bold" style:font-size-complex="16pt"/>
    </style:style>
    <style:style style:name="P6" style:family="paragraph" style:parent-style-name="Standard">
      <style:text-properties fo:color="#4472c4" fo:font-size="16pt" fo:language="en" fo:country="GB" fo:font-weight="bold" officeooo:paragraph-rsid="003d60ec" style:font-size-asian="16pt" style:font-weight-asian="bold" style:font-size-complex="16pt"/>
    </style:style>
    <style:style style:name="P7" style:family="paragraph" style:parent-style-name="Standard">
      <style:text-properties fo:color="#4472c4" officeooo:paragraph-rsid="003d60ec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font-name="Consolas"/>
    </style:style>
    <style:style style:name="P10" style:family="paragraph" style:parent-style-name="Standard">
      <style:text-properties fo:language="en" fo:country="GB"/>
    </style:style>
    <style:style style:name="P11" style:family="paragraph" style:parent-style-name="Standard">
      <style:text-properties fo:language="en" fo:country="GB" style:font-name-complex="Calibri1"/>
    </style:style>
    <style:style style:name="P12" style:family="paragraph" style:parent-style-name="Standard">
      <style:text-properties fo:language="en" fo:country="GB" officeooo:paragraph-rsid="003d60ec"/>
    </style:style>
    <style:style style:name="P13" style:family="paragraph" style:parent-style-name="Standard">
      <style:text-properties officeooo:paragraph-rsid="002fbcf7"/>
    </style:style>
    <style:style style:name="P14" style:family="paragraph" style:parent-style-name="Standard">
      <style:text-properties fo:color="#000000" fo:font-size="11pt" fo:language="en" fo:country="GB" officeooo:paragraph-rsid="003d60ec" style:font-size-asian="11pt" style:font-size-complex="11pt"/>
    </style:style>
    <style:style style:name="P15" style:family="paragraph" style:parent-style-name="Standard">
      <style:text-properties fo:color="#0070c0" fo:font-size="14pt" fo:language="en" fo:country="GB" fo:font-weight="normal" officeooo:rsid="0009a28a" style:font-size-asian="14pt" style:font-weight-asian="normal" style:font-name-complex="Calibri1" style:font-size-complex="14pt" style:font-weight-complex="normal"/>
    </style:style>
    <style:style style:name="P16" style:family="paragraph" style:parent-style-name="Standard">
      <style:text-properties fo:color="#0070c0" fo:font-size="14pt" fo:language="en" fo:country="GB" officeooo:paragraph-rsid="002fbcf7" style:font-size-asian="14pt" style:font-size-complex="14pt"/>
    </style:style>
    <style:style style:name="P17" style:family="paragraph" style:parent-style-name="List_20_Paragraph">
      <style:text-properties fo:language="en" fo:country="GB"/>
    </style:style>
    <style:style style:name="P18" style:family="paragraph" style:parent-style-name="Standard">
      <style:paragraph-properties fo:margin-top="0cm" fo:margin-bottom="0cm" loext:contextual-spacing="false"/>
    </style:style>
    <style:style style:name="P19" style:family="paragraph" style:parent-style-name="Standard">
      <style:paragraph-properties fo:margin-top="0cm" fo:margin-bottom="0cm" loext:contextual-spacing="false"/>
      <style:text-properties fo:color="#538135" style:font-name="Consolas" fo:language="en" fo:country="GB"/>
    </style:style>
    <style:style style:name="P20" style:family="paragraph" style:parent-style-name="Standard">
      <style:paragraph-properties fo:margin-top="0cm" fo:margin-bottom="0cm" loext:contextual-spacing="false"/>
      <style:text-properties fo:color="#538135" fo:language="en" fo:country="GB" style:font-name-complex="Calibri1"/>
    </style:style>
    <style:style style:name="P21" style:family="paragraph" style:parent-style-name="Standard">
      <style:paragraph-properties fo:margin-top="0cm" fo:margin-bottom="0cm" loext:contextual-spacing="false"/>
      <style:text-properties style:font-name="Consolas" fo:language="en" fo:country="GB"/>
    </style:style>
    <style:style style:name="P22" style:family="paragraph" style:parent-style-name="Standard">
      <style:paragraph-properties fo:margin-top="0cm" fo:margin-bottom="0cm" loext:contextual-spacing="false">
        <style:tab-stops>
          <style:tab-stop style:position="16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top="0cm" fo:margin-bottom="0cm" loext:contextual-spacing="false"/>
      <style:text-properties officeooo:paragraph-rsid="00191fba" style:font-name-complex="Calibri1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language="en" fo:country="GB" style:font-name-complex="Calibri1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language="en" fo:country="GB" fo:font-weight="bold" officeooo:paragraph-rsid="00079b0f" style:font-weight-asian="bold" style:font-name-complex="Calibri1"/>
    </style:style>
    <style:style style:name="P26" style:family="paragraph" style:parent-style-name="Standard">
      <style:paragraph-properties fo:margin-top="0cm" fo:margin-bottom="0cm" loext:contextual-spacing="false">
        <style:tab-stops>
          <style:tab-stop style:position="16cm" style:type="right" style:leader-style="dotted" style:leader-text="."/>
        </style:tab-stops>
      </style:paragraph-properties>
      <style:text-properties fo:color="#0070c0" fo:font-size="14pt" fo:language="en" fo:country="GB" style:font-size-asian="14pt" style:font-size-complex="14pt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Calibri" fo:language="en" fo:country="GB" fo:font-weight="bold" officeooo:paragraph-rsid="00079b0f" style:font-weight-asian="bold" style:font-name-complex="Calibri1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style:font-name="Calibri" fo:language="en" fo:country="GB" style:font-name-complex="Calibri1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style:font-name="Calibri" fo:language="en" fo:country="GB" officeooo:paragraph-rsid="002fbcf7" style:font-name-complex="Calibri1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style:font-name="Calibri" fo:language="en" fo:country="GB" fo:font-style="italic" style:font-style-asian="italic" style:font-name-complex="Calibri1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color="#a6a6a6" style:font-name="Calibri" fo:language="en" fo:country="GB" style:font-name-complex="Calibri1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color="#a6a6a6" style:font-name="Calibri" fo:language="en" fo:country="GB" officeooo:paragraph-rsid="002fbcf7" style:font-name-complex="Calibri1"/>
    </style:style>
    <style:style style:name="P33" style:family="paragraph" style:parent-style-name="Standard">
      <style:paragraph-properties fo:margin-top="0cm" fo:margin-bottom="0cm" loext:contextual-spacing="false"/>
      <style:text-properties fo:color="#000000" fo:language="sk" fo:country="SK" fo:font-weight="normal" officeooo:rsid="00191fba" officeooo:paragraph-rsid="00191fba" style:font-weight-asian="normal" style:font-name-complex="Calibri1" style:font-weight-complex="normal"/>
    </style:style>
    <style:style style:name="P34" style:family="paragraph" style:parent-style-name="Standard">
      <style:paragraph-properties fo:margin-top="0cm" fo:margin-bottom="0cm" loext:contextual-spacing="false"/>
      <style:text-properties officeooo:paragraph-rsid="002fbcf7"/>
    </style:style>
    <style:style style:name="P35" style:family="paragraph" style:parent-style-name="Standard">
      <style:paragraph-properties fo:margin-top="0cm" fo:margin-bottom="0cm" loext:contextual-spacing="false"/>
      <style:text-properties officeooo:paragraph-rsid="0030a918"/>
    </style:style>
    <style:style style:name="P36" style:family="paragraph" style:parent-style-name="Standard">
      <style:paragraph-properties fo:margin-top="0cm" fo:margin-bottom="0cm" loext:contextual-spacing="false"/>
      <style:text-properties officeooo:paragraph-rsid="00328946"/>
    </style:style>
    <style:style style:name="P37" style:family="paragraph" style:parent-style-name="Standard">
      <style:paragraph-properties fo:margin-top="0cm" fo:margin-bottom="0cm" loext:contextual-spacing="false"/>
      <style:text-properties officeooo:paragraph-rsid="00342db2"/>
    </style:style>
    <style:style style:name="P38" style:family="paragraph" style:parent-style-name="Standard">
      <style:paragraph-properties fo:margin-top="0cm" fo:margin-bottom="0cm" loext:contextual-spacing="false"/>
      <style:text-properties officeooo:paragraph-rsid="003699ab"/>
    </style:style>
    <style:style style:name="P39" style:family="paragraph" style:parent-style-name="Standard">
      <style:paragraph-properties fo:margin-left="-0.005cm" fo:margin-right="0cm" fo:margin-top="0cm" fo:margin-bottom="0cm" loext:contextual-spacing="false" fo:text-indent="0cm" style:auto-text-indent="false"/>
    </style:style>
    <style:style style:name="P40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style:font-name="Consolas" fo:language="en" fo:country="GB"/>
    </style:style>
    <style:style style:name="P41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officeooo:paragraph-rsid="0030a918"/>
    </style:style>
    <style:style style:name="P42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officeooo:paragraph-rsid="00356909"/>
    </style:style>
    <style:style style:name="P43" style:family="paragraph" style:parent-style-name="Standard">
      <style:paragraph-properties fo:margin-left="0.593cm" fo:margin-right="0cm" fo:margin-top="0cm" fo:margin-bottom="0cm" loext:contextual-spacing="false" fo:text-indent="0cm" style:auto-text-indent="false"/>
    </style:style>
    <style:style style:name="P44" style:family="paragraph" style:parent-style-name="Standard">
      <style:paragraph-properties fo:margin-left="0.593cm" fo:margin-right="0cm" fo:margin-top="0cm" fo:margin-bottom="0cm" loext:contextual-spacing="false" fo:text-indent="0cm" style:auto-text-indent="false"/>
      <style:text-properties officeooo:paragraph-rsid="003699ab"/>
    </style:style>
    <style:style style:name="P45" style:family="paragraph" style:parent-style-name="Standard">
      <style:paragraph-properties fo:margin-left="0.63cm" fo:margin-right="0cm" fo:margin-top="0cm" fo:margin-bottom="0cm" loext:contextual-spacing="false" fo:text-indent="0cm" style:auto-text-indent="false"/>
      <style:text-properties style:font-name="Consolas" fo:language="en" fo:country="GB"/>
    </style:style>
    <style:style style:name="P46" style:family="paragraph" style:parent-style-name="Standard">
      <style:paragraph-properties fo:margin-left="0.63cm" fo:margin-right="0cm" fo:margin-top="0cm" fo:margin-bottom="0cm" loext:contextual-spacing="false" fo:text-indent="0cm" style:auto-text-indent="false"/>
      <style:text-properties fo:language="en" fo:country="GB" style:font-name-complex="Calibri1"/>
    </style:style>
    <style:style style:name="P47" style:family="paragraph" style:parent-style-name="Standard">
      <style:paragraph-properties fo:margin-left="0.614cm" fo:margin-right="0cm" fo:text-indent="-0.614cm" style:auto-text-indent="false"/>
    </style:style>
    <style:style style:name="P48" style:family="paragraph" style:parent-style-name="Standard">
      <style:paragraph-properties fo:margin-left="0.609cm" fo:margin-right="0cm" fo:margin-top="0cm" fo:margin-bottom="0cm" loext:contextual-spacing="false" fo:text-indent="-0.614cm" style:auto-text-indent="false"/>
    </style:style>
    <style:style style:name="P49" style:family="paragraph" style:parent-style-name="Standard">
      <style:paragraph-properties fo:margin-left="0.609cm" fo:margin-right="0cm" fo:margin-top="0cm" fo:margin-bottom="0cm" loext:contextual-spacing="false" fo:text-indent="-0.614cm" style:auto-text-indent="false"/>
      <style:text-properties style:font-name="Consolas" fo:language="en" fo:country="GB"/>
    </style:style>
    <style:style style:name="P50" style:family="paragraph" style:parent-style-name="Standard">
      <style:paragraph-properties fo:margin-left="1.207cm" fo:margin-right="0cm" fo:margin-top="0cm" fo:margin-bottom="0cm" loext:contextual-spacing="false" fo:text-indent="-0.614cm" style:auto-text-indent="false"/>
    </style:style>
    <style:style style:name="P51" style:family="paragraph" style:parent-style-name="Standard">
      <style:paragraph-properties fo:margin-left="0.619cm" fo:margin-right="0cm" fo:margin-top="0cm" fo:margin-bottom="0cm" loext:contextual-spacing="false" fo:text-indent="0cm" style:auto-text-indent="false"/>
    </style:style>
    <style:style style:name="P52" style:family="paragraph" style:parent-style-name="Standard">
      <style:paragraph-properties fo:margin-left="0.619cm" fo:margin-right="0cm" fo:margin-top="0cm" fo:margin-bottom="0cm" loext:contextual-spacing="false" fo:text-indent="0cm" style:auto-text-indent="false"/>
      <style:text-properties style:font-name="Consolas" fo:language="en" fo:country="GB"/>
    </style:style>
    <style:style style:name="P53" style:family="paragraph" style:parent-style-name="Standard">
      <style:paragraph-properties fo:margin-left="0.619cm" fo:margin-right="0cm" fo:margin-top="0cm" fo:margin-bottom="0cm" loext:contextual-spacing="false" fo:text-indent="-0.619cm" style:auto-text-indent="false"/>
    </style:style>
    <style:style style:name="P54" style:family="paragraph" style:parent-style-name="Standard" style:master-page-name="Standard">
      <style:paragraph-properties fo:text-align="center" style:justify-single-word="false" style:page-number="auto"/>
      <style:text-properties fo:color="#4472c4" fo:font-size="28pt" style:font-size-asian="28pt" style:font-size-complex="28pt"/>
    </style:style>
    <style:style style:name="P55" style:family="paragraph" style:parent-style-name="List_20_Paragraph" style:list-style-name="WWNum10">
      <style:text-properties fo:language="en" fo:country="GB" fo:font-weight="bold" style:font-weight-asian="bold"/>
    </style:style>
    <style:style style:name="P56" style:family="paragraph" style:parent-style-name="List_20_Paragraph" style:list-style-name="WWNum10">
      <style:text-properties fo:language="en" fo:country="GB" fo:font-weight="bold" officeooo:paragraph-rsid="002fbcf7" style:font-weight-asian="bold"/>
    </style:style>
    <style:style style:name="P57" style:family="paragraph">
      <loext:graphic-properties draw:fill="solid" draw:fill-color="#e8a202"/>
      <style:paragraph-properties fo:text-align="start"/>
      <style:text-properties fo:font-size="18pt"/>
    </style:style>
    <style:style style:name="P58" style:family="paragraph">
      <style:paragraph-properties fo:text-align="start"/>
    </style:style>
    <style:style style:name="T1" style:family="text">
      <style:text-properties officeooo:rsid="002de6d4"/>
    </style:style>
    <style:style style:name="T2" style:family="text">
      <style:text-properties fo:color="#000000"/>
    </style:style>
    <style:style style:name="T3" style:family="text">
      <style:text-properties fo:color="#000000" style:font-name="Consolas" fo:language="en" fo:country="GB"/>
    </style:style>
    <style:style style:name="T4" style:family="text">
      <style:text-properties fo:color="#000000" style:font-name="Consolas" fo:language="en" fo:country="GB" officeooo:rsid="00328946"/>
    </style:style>
    <style:style style:name="T5" style:family="text">
      <style:text-properties fo:color="#4472c4" fo:font-size="28pt" officeooo:rsid="002de6d4" style:font-size-asian="28pt" style:font-size-complex="28pt"/>
    </style:style>
    <style:style style:name="T6" style:family="text">
      <style:text-properties fo:color="#4472c4" fo:font-size="24pt" style:font-size-asian="24pt" style:font-size-complex="24pt"/>
    </style:style>
    <style:style style:name="T7" style:family="text">
      <style:text-properties fo:color="#4472c4" fo:font-size="24pt" officeooo:rsid="002de6d4" style:font-size-asian="24pt" style:font-size-complex="24pt"/>
    </style:style>
    <style:style style:name="T8" style:family="text">
      <style:text-properties fo:color="#4472c4" fo:font-size="18pt" style:font-size-asian="18pt" style:font-size-complex="18pt"/>
    </style:style>
    <style:style style:name="T9" style:family="text">
      <style:text-properties fo:color="#4472c4" fo:font-size="18pt" officeooo:rsid="002186af" style:font-size-asian="18pt" style:font-size-complex="18pt"/>
    </style:style>
    <style:style style:name="T10" style:family="text">
      <style:text-properties fo:color="#4472c4" fo:font-size="18pt" officeooo:rsid="003fa8a4" style:font-size-asian="18pt" style:font-size-complex="18pt"/>
    </style:style>
    <style:style style:name="T11" style:family="text">
      <style:text-properties fo:color="#4472c4" fo:font-size="18pt" officeooo:rsid="0040d20c" style:font-size-asian="18pt" style:font-size-complex="18pt"/>
    </style:style>
    <style:style style:name="T12" style:family="text">
      <style:text-properties fo:color="#4472c4" fo:font-size="18pt" fo:language="en" fo:country="GB" style:font-size-asian="18pt" style:font-size-complex="18pt"/>
    </style:style>
    <style:style style:name="T13" style:family="text">
      <style:text-properties fo:color="#4472c4" fo:font-size="16pt" fo:language="en" fo:country="GB" fo:font-weight="bold" style:font-size-asian="16pt" style:font-weight-asian="bold" style:font-size-complex="16pt"/>
    </style:style>
    <style:style style:name="T14" style:family="text">
      <style:text-properties fo:color="#4472c4" fo:font-size="16pt" fo:font-weight="bold" style:font-size-asian="16pt" style:font-weight-asian="bold" style:font-size-complex="16pt"/>
    </style:style>
    <style:style style:name="T15" style:family="text">
      <style:text-properties fo:language="en" fo:country="GB"/>
    </style:style>
    <style:style style:name="T16" style:family="text">
      <style:text-properties fo:language="en" fo:country="GB" style:font-name-complex="Calibri1"/>
    </style:style>
    <style:style style:name="T17" style:family="text">
      <style:text-properties fo:language="en" fo:country="GB" officeooo:rsid="00328946" style:font-name-complex="Calibri1"/>
    </style:style>
    <style:style style:name="T18" style:family="text">
      <style:text-properties fo:language="en" fo:country="GB" officeooo:rsid="00342db2" style:font-name-complex="Calibri1"/>
    </style:style>
    <style:style style:name="T19" style:family="text">
      <style:text-properties fo:language="en" fo:country="GB" officeooo:rsid="002fbcf7" style:font-name-complex="Calibri1"/>
    </style:style>
    <style:style style:name="T20" style:family="text">
      <style:text-properties fo:language="en" fo:country="GB" officeooo:rsid="003699ab" style:font-name-complex="Calibri1"/>
    </style:style>
    <style:style style:name="T21" style:family="text">
      <style:text-properties fo:language="en" fo:country="GB" fo:font-weight="bold" style:font-weight-asian="bold"/>
    </style:style>
    <style:style style:name="T22" style:family="text">
      <style:text-properties fo:language="en" fo:country="GB" fo:font-weight="bold" style:font-weight-asian="bold" style:font-name-complex="Calibri1"/>
    </style:style>
    <style:style style:name="T23" style:family="text">
      <style:text-properties fo:language="en" fo:country="GB" fo:font-weight="bold" officeooo:rsid="00328946" style:font-weight-asian="bold" style:font-name-complex="Calibri1"/>
    </style:style>
    <style:style style:name="T24" style:family="text">
      <style:text-properties fo:language="en" fo:country="GB" fo:font-weight="bold" officeooo:rsid="00342db2" style:font-weight-asian="bold" style:font-name-complex="Calibri1"/>
    </style:style>
    <style:style style:name="T25" style:family="text">
      <style:text-properties fo:language="en" fo:country="GB" fo:font-weight="bold" officeooo:rsid="002fbcf7" style:font-weight-asian="bold" style:font-name-complex="Calibri1"/>
    </style:style>
    <style:style style:name="T26" style:family="text">
      <style:text-properties fo:language="en" fo:country="GB" fo:font-weight="bold" officeooo:rsid="003699ab" style:font-weight-asian="bold" style:font-name-complex="Calibri1"/>
    </style:style>
    <style:style style:name="T27" style:family="text">
      <style:text-properties fo:language="en" fo:country="GB" fo:font-weight="bold" officeooo:rsid="00237c9b" style:font-weight-asian="bold"/>
    </style:style>
    <style:style style:name="T28" style:family="text">
      <style:text-properties fo:language="en" fo:country="GB" fo:font-weight="bold" officeooo:rsid="002fbcf7" style:font-weight-asian="bold"/>
    </style:style>
    <style:style style:name="T29" style:family="text">
      <style:text-properties fo:language="en" fo:country="GB" fo:font-weight="bold" style:font-weight-asian="bold" style:font-weight-complex="bold"/>
    </style:style>
    <style:style style:name="T30" style:family="text">
      <style:text-properties fo:language="en" fo:country="GB" fo:font-weight="bold" officeooo:rsid="002fbcf7" style:font-weight-asian="bold" style:font-weight-complex="bold"/>
    </style:style>
    <style:style style:name="T31" style:family="text">
      <style:text-properties fo:language="en" fo:country="GB" fo:font-style="italic" style:font-style-asian="italic"/>
    </style:style>
    <style:style style:name="T32" style:family="text">
      <style:text-properties fo:language="en" fo:country="GB" fo:font-style="italic" style:font-style-asian="italic" style:font-name-complex="Calibri1"/>
    </style:style>
    <style:style style:name="T33" style:family="text">
      <style:text-properties fo:language="en" fo:country="GB" fo:font-style="italic" fo:font-weight="bold" style:font-style-asian="italic" style:font-weight-asian="bold"/>
    </style:style>
    <style:style style:name="T34" style:family="text">
      <style:text-properties fo:language="en" fo:country="GB" fo:font-style="italic" fo:font-weight="bold" style:font-style-asian="italic" style:font-weight-asian="bold" style:font-weight-complex="bold"/>
    </style:style>
    <style:style style:name="T35" style:family="text">
      <style:text-properties fo:language="en" fo:country="GB" fo:font-style="italic" fo:font-weight="bold" officeooo:rsid="002fbcf7" style:font-style-asian="italic" style:font-weight-asian="bold" style:font-weight-complex="bold"/>
    </style:style>
    <style:style style:name="T36" style:family="text">
      <style:text-properties fo:language="en" fo:country="GB" officeooo:rsid="002fbcf7"/>
    </style:style>
    <style:style style:name="T37" style:family="text">
      <style:text-properties fo:color="#c00000" style:font-name="Consolas" fo:language="en" fo:country="GB"/>
    </style:style>
    <style:style style:name="T38" style:family="text">
      <style:text-properties fo:color="#c00000" style:font-name="Consolas" fo:language="en" fo:country="GB" officeooo:rsid="0030a918"/>
    </style:style>
    <style:style style:name="T39" style:family="text">
      <style:text-properties fo:color="#c00000" style:font-name="Consolas" fo:language="en" fo:country="GB" officeooo:rsid="00328946"/>
    </style:style>
    <style:style style:name="T40" style:family="text">
      <style:text-properties fo:color="#c00000" style:font-name="Consolas" fo:language="en" fo:country="GB" officeooo:rsid="00342db2"/>
    </style:style>
    <style:style style:name="T41" style:family="text">
      <style:text-properties fo:color="#c00000" style:font-name="Consolas" fo:language="en" fo:country="GB" officeooo:rsid="003699ab"/>
    </style:style>
    <style:style style:name="T42" style:family="text">
      <style:text-properties fo:color="#c00000" style:font-name="Consolas" fo:language="sk" fo:country="SK" officeooo:rsid="0030a918"/>
    </style:style>
    <style:style style:name="T43" style:family="text">
      <style:text-properties fo:color="#c00000" style:font-name="Consolas" fo:language="sk" fo:country="SK" officeooo:rsid="00328946"/>
    </style:style>
    <style:style style:name="T44" style:family="text">
      <style:text-properties style:font-name-complex="Calibri1"/>
    </style:style>
    <style:style style:name="T45" style:family="text">
      <style:text-properties officeooo:rsid="002fbcf7" style:font-name-complex="Calibri1"/>
    </style:style>
    <style:style style:name="T46" style:family="text">
      <style:text-properties style:font-name="Consolas"/>
    </style:style>
    <style:style style:name="T47" style:family="text">
      <style:text-properties style:font-name="Consolas" fo:language="en" fo:country="GB"/>
    </style:style>
    <style:style style:name="T48" style:family="text">
      <style:text-properties style:font-name="Consolas" fo:language="en" fo:country="GB" officeooo:rsid="00328946"/>
    </style:style>
    <style:style style:name="T49" style:family="text">
      <style:text-properties style:font-name="Consolas" fo:language="en" fo:country="GB" officeooo:rsid="00342db2"/>
    </style:style>
    <style:style style:name="T50" style:family="text">
      <style:text-properties style:font-name="Consolas" fo:language="en" fo:country="GB" officeooo:rsid="003699ab"/>
    </style:style>
    <style:style style:name="T51" style:family="text">
      <style:text-properties style:font-name="Consolas" fo:language="en" fo:country="GB" officeooo:rsid="00387694"/>
    </style:style>
    <style:style style:name="T52" style:family="text">
      <style:text-properties style:font-name="Consolas" fo:language="sk" fo:country="SK" officeooo:rsid="002fbcf7"/>
    </style:style>
    <style:style style:name="T53" style:family="text">
      <style:text-properties style:font-name="Consolas" fo:language="sk" fo:country="SK" officeooo:rsid="0030a918"/>
    </style:style>
    <style:style style:name="T54" style:family="text">
      <style:text-properties style:font-name="Consolas" fo:language="sk" fo:country="SK" officeooo:rsid="00328946"/>
    </style:style>
    <style:style style:name="T55" style:family="text">
      <style:text-properties fo:color="#ed7d31" fo:language="en" fo:country="GB" fo:font-style="italic" style:font-style-asian="italic" style:font-name-complex="Calibri1"/>
    </style:style>
    <style:style style:name="T56" style:family="text">
      <style:text-properties fo:color="#ed7d31" fo:language="en" fo:country="GB" fo:font-style="italic" fo:font-weight="normal" officeooo:rsid="003699ab" style:font-style-asian="italic" style:font-weight-asian="normal" style:font-name-complex="Calibri1" style:font-weight-complex="normal"/>
    </style:style>
    <style:style style:name="T57" style:family="text">
      <style:text-properties fo:color="#ed7d31" fo:language="en" fo:country="GB" fo:font-weight="bold" style:font-weight-asian="bold" style:font-name-complex="Calibri1"/>
    </style:style>
    <style:style style:name="T58" style:family="text">
      <style:text-properties fo:color="#ed7d31" fo:language="en" fo:country="GB" fo:font-weight="bold" officeooo:rsid="00328946" style:font-weight-asian="bold" style:font-name-complex="Calibri1"/>
    </style:style>
    <style:style style:name="T59" style:family="text">
      <style:text-properties fo:color="#ed7d31" fo:language="en" fo:country="GB" fo:font-weight="bold" officeooo:rsid="002fbcf7" style:font-weight-asian="bold" style:font-name-complex="Calibri1"/>
    </style:style>
    <style:style style:name="T60" style:family="text">
      <style:text-properties fo:color="#ed7d31" fo:language="en" fo:country="GB" style:font-name-complex="Calibri1"/>
    </style:style>
    <style:style style:name="T61" style:family="text">
      <style:text-properties fo:color="#ed7d31" fo:language="sk" fo:country="SK" fo:font-style="italic" fo:font-weight="normal" officeooo:rsid="00328946" style:font-style-asian="italic" style:font-weight-asian="normal" style:font-name-complex="Calibri1" style:font-weight-complex="normal"/>
    </style:style>
    <style:style style:name="T62" style:family="text">
      <style:text-properties fo:color="#00b0f0" fo:language="en" fo:country="GB" fo:font-weight="bold" style:font-weight-asian="bold" style:font-name-complex="Calibri1"/>
    </style:style>
    <style:style style:name="T63" style:family="text">
      <style:text-properties fo:color="#92d050" style:font-name-complex="Calibri1"/>
    </style:style>
    <style:style style:name="T64" style:family="text">
      <style:text-properties fo:color="#92d050" style:font-name="Consolas" fo:language="en" fo:country="GB" officeooo:rsid="00328946"/>
    </style:style>
    <style:style style:name="T65" style:family="text">
      <style:text-properties fo:color="#92d050" style:font-name="Consolas" fo:language="en" fo:country="GB" officeooo:rsid="00332b48"/>
    </style:style>
    <style:style style:name="T66" style:family="text">
      <style:text-properties fo:color="#0070c0" style:font-name="Consolas" fo:language="en" fo:country="GB" fo:font-style="italic" style:font-style-asian="italic"/>
    </style:style>
    <style:style style:name="T67" style:family="text">
      <style:text-properties fo:color="#0070c0" fo:font-size="14pt" fo:language="en" fo:country="GB" style:font-size-asian="14pt" style:font-size-complex="14pt"/>
    </style:style>
    <style:style style:name="T68" style:family="text">
      <style:text-properties fo:color="#0070c0" fo:font-size="14pt" fo:language="en" fo:country="GB" officeooo:rsid="002fbcf7" style:font-size-asian="14pt" style:font-size-complex="14pt"/>
    </style:style>
    <style:style style:name="T69" style:family="text">
      <style:text-properties fo:color="#0070c0" fo:font-size="14pt" fo:language="en" fo:country="GB" fo:font-weight="bold" style:font-size-asian="14pt" style:font-weight-asian="bold" style:font-size-complex="14pt"/>
    </style:style>
    <style:style style:name="T70" style:family="text">
      <style:text-properties fo:color="#0070c0" fo:font-size="14pt" fo:language="en" fo:country="GB" fo:font-weight="bold" officeooo:rsid="002fbcf7" style:font-size-asian="14pt" style:font-weight-asian="bold" style:font-size-complex="14pt"/>
    </style:style>
    <style:style style:name="T71" style:family="text">
      <style:text-properties fo:color="#0070c0" fo:font-size="14pt" style:font-size-asian="14pt" style:font-size-complex="14pt"/>
    </style:style>
    <style:style style:name="T72" style:family="text">
      <style:text-properties fo:color="#0070c0" fo:font-size="14pt" officeooo:rsid="002fbcf7" style:font-size-asian="14pt" style:font-size-complex="14pt"/>
    </style:style>
    <style:style style:name="T73" style:family="text">
      <style:text-properties fo:color="#0070c0" fo:font-size="14pt" fo:language="sk" fo:country="SK" officeooo:rsid="002fbcf7" style:font-size-asian="14pt" style:font-size-complex="14pt"/>
    </style:style>
    <style:style style:name="T74" style:family="text">
      <style:text-properties fo:color="#0070c0" fo:font-size="14pt" fo:language="sk" fo:country="SK" fo:font-weight="bold" officeooo:rsid="002fbcf7" style:font-size-asian="14pt" style:font-weight-asian="bold" style:font-size-complex="14pt"/>
    </style:style>
    <style:style style:name="T75" style:family="text">
      <style:text-properties fo:color="#538135" style:font-name="Consolas"/>
    </style:style>
    <style:style style:name="T76" style:family="text">
      <style:text-properties fo:color="#538135" style:font-name="Consolas" fo:language="en" fo:country="GB"/>
    </style:style>
    <style:style style:name="T77" style:family="text">
      <style:text-properties fo:color="#538135" fo:language="en" fo:country="GB" style:font-name-complex="Calibri1"/>
    </style:style>
    <style:style style:name="T78" style:family="text">
      <style:text-properties fo:color="#538135" style:font-name-complex="Calibri1"/>
    </style:style>
    <style:style style:name="T79" style:family="text">
      <style:text-properties fo:font-style="italic" style:font-style-asian="italic"/>
    </style:style>
    <style:style style:name="T80" style:family="text">
      <style:text-properties fo:font-style="italic" fo:font-weight="bold" style:font-style-asian="italic" style:font-weight-asian="bold"/>
    </style:style>
    <style:style style:name="T81" style:family="text">
      <style:text-properties fo:font-weight="bold" style:font-weight-asian="bold"/>
    </style:style>
    <style:style style:name="T82" style:family="text">
      <style:text-properties fo:font-weight="bold" officeooo:rsid="003d60ec" style:font-weight-asian="bold"/>
    </style:style>
    <style:style style:name="T83" style:family="text">
      <style:text-properties fo:language="sk" fo:country="SK" officeooo:rsid="00328946" style:font-name-complex="Calibri1"/>
    </style:style>
    <style:style style:name="T84" style:family="text">
      <style:text-properties fo:language="sk" fo:country="SK" officeooo:rsid="003699ab" style:font-name-complex="Calibri1"/>
    </style:style>
    <style:style style:name="T85" style:family="text">
      <style:text-properties fo:language="sk" fo:country="SK" fo:font-weight="bold" officeooo:rsid="002fbcf7" style:font-weight-asian="bold" style:font-name-complex="Calibri1"/>
    </style:style>
    <style:style style:name="T86" style:family="text">
      <style:text-properties fo:language="sk" fo:country="SK" fo:font-weight="bold" officeooo:rsid="00328946" style:font-weight-asian="bold" style:font-name-complex="Calibri1"/>
    </style:style>
    <style:style style:name="T87" style:family="text">
      <style:text-properties fo:language="sk" fo:country="SK" fo:font-weight="bold" officeooo:rsid="00237c9b" style:font-weight-asian="bold"/>
    </style:style>
    <style:style style:name="T88" style:family="text">
      <style:text-properties fo:language="sk" fo:country="SK" officeooo:rsid="002de6d4"/>
    </style:style>
    <style:style style:name="T89" style:family="text">
      <style:text-properties fo:language="sk" fo:country="SK" officeooo:rsid="003d60ec"/>
    </style:style>
    <style:style style:name="T90" style:family="text">
      <style:text-properties fo:language="sk" fo:country="SK" officeooo:rsid="003e9418"/>
    </style:style>
    <style:style style:name="T91" style:family="text">
      <style:text-properties officeooo:rsid="002fbcf7"/>
    </style:style>
    <style:style style:name="T92" style:family="text">
      <style:text-properties fo:font-size="18pt"/>
    </style:style>
    <style:style style:name="gr1" style:family="graphic">
      <style:graphic-properties draw:stroke="none" svg:stroke-width="0cm" svg:stroke-color="#385623" draw:marker-start-width="0.3cm" draw:marker-end-width="0.3cm" draw:stroke-linejoin="miter" draw:fill="solid" draw:fill-color="#e8a202" draw:textarea-vertical-align="top" draw:auto-grow-height="false" fo:min-height="2.228cm" fo:min-width="22.132cm" fo:padding-top="0.108cm" fo:padding-bottom="0.108cm" fo:padding-left="0.233cm" fo:padding-right="0.233cm" fo:wrap-option="wrap" fo:margin-left="0cm" fo:margin-right="0.055cm" fo:margin-top="0cm" fo:margin-bottom="0.048cm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cm" svg:stroke-color="#385623" draw:marker-start-width="0.3cm" draw:marker-end-width="0.3cm" draw:stroke-linejoin="miter" draw:fill="solid" draw:fill-color="#e8a202" draw:textarea-vertical-align="top" draw:auto-grow-height="false" fo:min-height="2.438cm" fo:min-width="22.096cm" fo:padding-top="0.108cm" fo:padding-bottom="0.108cm" fo:padding-left="0.233cm" fo:padding-right="0.233cm" fo:wrap-option="wrap" fo:margin-left="0cm" fo:margin-right="0.055cm" fo:margin-top="0cm" fo:margin-bottom="0.06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8"><text:span text:style-name="T5">osTicket</text:span><text:span text:style-name="T6"><text:line-break/>popis API rozhrania </text:span><text:span text:style-name="T7">pre generovanie formulárov</text:span></text:p>
      <text:p text:style-name="P3"/>
      <text:p text:style-name="P8"><text:span text:style-name="T8">ver. </text:span><text:span text:style-name="T11">1</text:span><text:span text:style-name="T8">.</text:span><text:span text:style-name="T11">1</text:span><text:span text:style-name="T8">.</text:span><text:span text:style-name="T9">0</text:span></text:p>
      <text:p text:style-name="P4"/>
      <text:p text:style-name="P4"/>
      <text:p text:style-name="Standard"><text:span text:style-name="T8">Vysvetlivky</text:span><text:span text:style-name="T12">:</text:span></text:p>
      <text:p text:style-name="Standard"><text:span text:style-name="T37">&lt;nazov_premennej&gt; </text:span><text:span text:style-name="T16">- označenie premenn</text:span><text:span text:style-name="T44">ej</text:span><text:span text:style-name="T46"><text:line-break/></text:span><text:span text:style-name="T55">typ</text:span><text:span text:style-name="T37"> </text:span><text:span text:style-name="T16">- označenie dátového typu<text:line-break/></text:span><text:span text:style-name="T62">hodnota </text:span><text:span text:style-name="T16">– dostupn</text:span><text:span text:style-name="T44">á hodnota<text:line-break/></text:span><text:span text:style-name="T63">[] </text:span><text:span text:style-name="T16">– volite</text:span><text:span text:style-name="T44">ľná hodnota</text:span></text:p>
      <text:p text:style-name="P9"/>
      <text:p text:style-name="P9"/>
      <text:p text:style-name="P4">Popis API rozhrania</text:p>
      <text:p text:style-name="Standard">Klient <text:span text:style-name="T15">(aplik</text:span>ácia<text:span text:style-name="T15">) kontaktuje server (api.</text:span><text:span text:style-name="T88">xxxxxx</text:span><text:span text:style-name="T15">.</text:span><text:span text:style-name="T88">com</text:span><text:span text:style-name="T15">) s po</text:span>žiadavkou o <text:span text:style-name="T1">akceptovanie komunikácie / čítanie / zápis údajov</text:span>. Celý proces pozostáva z dvoch krokov. Klient najskôr kontaktuje server s požiadavkou v ktorej sa identifikuje prostredníctvom prideleného app_id. Server skontroluje klientom poskytnuté app_id <text:span text:style-name="T1">či</text:span> má oprávnenie pristupovať k api rozhraniu. Ak systém vyhodnotí požiadavku ako oprávnenú vygeneruje access_id ktoré odošle vo formáte jSON v odpovedi na požiadavku klienta. Access_id má obmedzenú časovú platnosť <text:span text:style-name="T15">(štandardne 1800 sek</text:span>únd<text:span text:style-name="T15">). Klient následne vygeneruje sha256 hash reťazec. Hash reťazec je generovaný zo súkromného kľúča, prideleného access_id a verejného kľúča. Verejný kľúč je náhodne vygenerovaný 32 znakový reťazec. Následne klient pošle na server svoju požiadavku v ktorej odošle vygenerovaný verejný kľúč, pridelený acces_id, vygenerovaný hash a ostatné parametre potrebné pre špecifikáciu požiadavky, ktoré sú popísané nižšie. Klient posiela na server POST request cez </text:span>šifrovaný https protokol<text:span text:style-name="T15"> a všetky prenášané dáta sú jSON objekty. Pre potreby tejto dokumentácie je štandardný pár </text:span><text:span text:style-name="T66">name:value </text:span><text:soft-page-break/><text:span text:style-name="T16">popisovan</text:span><text:span text:style-name="T44">ý ako key:value. Z interných dôvodov sú všetky kľúče </text:span><text:span text:style-name="T16">(key</text:span><text:span text:style-name="T44">s) v komunikácii klient </text:span><text:span text:style-name="T16">&gt; server</text:span><text:span text:style-name="T44"> nahrádzané znakmi abecey podľa tabuľky nižšie</text:span><text:span text:style-name="T16">:</text:span></text:p>
      <table:table table:name="Tabuľka1" table:style-name="Tabuľka1">
        <table:table-column table:style-name="Tabuľka1.A"/>
        <table:table-column table:style-name="Tabuľka1.B"/>
        <table:table-row table:style-name="Tabuľka1.1">
          <table:table-cell table:style-name="Tabuľka1.A1" office:value-type="string">
            <text:p text:style-name="P27">originálny kľúč</text:p>
          </table:table-cell>
          <table:table-cell table:style-name="Tabuľka1.A1" office:value-type="string">
            <text:p text:style-name="P25">nahradený kľúč</text:p>
          </table:table-cell>
        </table:table-row>
        <table:table-row table:style-name="Tabuľka1.1">
          <table:table-cell table:style-name="Tabuľka1.A2" office:value-type="string">
            <text:p text:style-name="P28">request</text:p>
          </table:table-cell>
          <table:table-cell table:style-name="Tabuľka1.A2" office:value-type="string">
            <text:p text:style-name="P24">a</text:p>
          </table:table-cell>
        </table:table-row>
        <table:table-row table:style-name="Tabuľka1.1">
          <table:table-cell table:style-name="Tabuľka1.A1" office:value-type="string">
            <text:p text:style-name="P28">application id</text:p>
          </table:table-cell>
          <table:table-cell table:style-name="Tabuľka1.A1" office:value-type="string">
            <text:p text:style-name="P24">b</text:p>
          </table:table-cell>
        </table:table-row>
        <table:table-row table:style-name="Tabuľka1.1">
          <table:table-cell table:style-name="Tabuľka1.A1" office:value-type="string">
            <text:p text:style-name="P28">public_key</text:p>
          </table:table-cell>
          <table:table-cell table:style-name="Tabuľka1.A1" office:value-type="string">
            <text:p text:style-name="P24">c</text:p>
          </table:table-cell>
        </table:table-row>
        <table:table-row table:style-name="Tabuľka1.1">
          <table:table-cell table:style-name="Tabuľka1.A1" office:value-type="string">
            <text:p text:style-name="P28">hash</text:p>
          </table:table-cell>
          <table:table-cell table:style-name="Tabuľka1.A1" office:value-type="string">
            <text:p text:style-name="P24">d</text:p>
          </table:table-cell>
        </table:table-row>
        <table:table-row table:style-name="Tabuľka1.1">
          <table:table-cell table:style-name="Tabuľka1.A1" office:value-type="string">
            <text:p text:style-name="P29">access_id</text:p>
          </table:table-cell>
          <table:table-cell table:style-name="Tabuľka1.A1" office:value-type="string">
            <text:p text:style-name="P24">e</text:p>
          </table:table-cell>
        </table:table-row>
        <table:table-row table:style-name="Tabuľka1.1">
          <table:table-cell table:style-name="Tabuľka1.A1" office:value-type="string">
            <text:p text:style-name="P32">-rezervované-</text:p>
          </table:table-cell>
          <table:table-cell table:style-name="Tabuľka1.A1" office:value-type="string">
            <text:p text:style-name="P24">f</text:p>
          </table:table-cell>
        </table:table-row>
        <table:table-row table:style-name="Tabuľka1.1">
          <table:table-cell table:style-name="Tabuľka1.A1" office:value-type="string">
            <text:p text:style-name="P32">-rezervované-</text:p>
          </table:table-cell>
          <table:table-cell table:style-name="Tabuľka1.A1" office:value-type="string">
            <text:p text:style-name="P24">g</text:p>
          </table:table-cell>
        </table:table-row>
        <table:table-row table:style-name="Tabuľka1.1">
          <table:table-cell table:style-name="Tabuľka1.A1" office:value-type="string">
            <text:p text:style-name="P32">-rezervované-</text:p>
          </table:table-cell>
          <table:table-cell table:style-name="Tabuľka1.A1" office:value-type="string">
            <text:p text:style-name="P24">h</text:p>
          </table:table-cell>
        </table:table-row>
        <table:table-row table:style-name="Tabuľka1.1">
          <table:table-cell table:style-name="Tabuľka1.A1" office:value-type="string">
            <text:p text:style-name="P32">-rezervované-</text:p>
          </table:table-cell>
          <table:table-cell table:style-name="Tabuľka1.A1" office:value-type="string">
            <text:p text:style-name="P24">i</text:p>
          </table:table-cell>
        </table:table-row>
        <table:table-row table:style-name="Tabuľka1.1">
          <table:table-cell table:style-name="Tabuľka1.A1" office:value-type="string">
            <text:p text:style-name="P32">-rezervované-</text:p>
          </table:table-cell>
          <table:table-cell table:style-name="Tabuľka1.A1" office:value-type="string">
            <text:p text:style-name="P24">j</text:p>
          </table:table-cell>
        </table:table-row>
        <table:table-row table:style-name="Tabuľka1.1">
          <table:table-cell table:style-name="Tabuľka1.A1" office:value-type="string">
            <text:p text:style-name="P32">-rezervované-</text:p>
          </table:table-cell>
          <table:table-cell table:style-name="Tabuľka1.A1" office:value-type="string">
            <text:p text:style-name="P24">k</text:p>
          </table:table-cell>
        </table:table-row>
        <table:table-row table:style-name="Tabuľka1.1">
          <table:table-cell table:style-name="Tabuľka1.A1" office:value-type="string">
            <text:p text:style-name="P31">-rezervované-</text:p>
          </table:table-cell>
          <table:table-cell table:style-name="Tabuľka1.A1" office:value-type="string">
            <text:p text:style-name="P24">l</text:p>
          </table:table-cell>
        </table:table-row>
        <table:table-row table:style-name="Tabuľka1.1">
          <table:table-cell table:style-name="Tabuľka1.A1" office:value-type="string">
            <text:p text:style-name="P31">-rezervované-</text:p>
          </table:table-cell>
          <table:table-cell table:style-name="Tabuľka1.A1" office:value-type="string">
            <text:p text:style-name="P24">m</text:p>
          </table:table-cell>
        </table:table-row>
        <table:table-row table:style-name="Tabuľka1.1">
          <table:table-cell table:style-name="Tabuľka1.A1" office:value-type="string">
            <text:p text:style-name="P31">-rezervované-</text:p>
          </table:table-cell>
          <table:table-cell table:style-name="Tabuľka1.A1" office:value-type="string">
            <text:p text:style-name="P24">n</text:p>
          </table:table-cell>
        </table:table-row>
        <table:table-row table:style-name="Tabuľka1.1">
          <table:table-cell table:style-name="Tabuľka1.A1" office:value-type="string">
            <text:p text:style-name="P31">-rezervované-</text:p>
          </table:table-cell>
          <table:table-cell table:style-name="Tabuľka1.A1" office:value-type="string">
            <text:p text:style-name="P24">o</text:p>
          </table:table-cell>
        </table:table-row>
        <table:table-row table:style-name="Tabuľka1.1">
          <table:table-cell table:style-name="Tabuľka1.A1" office:value-type="string">
            <text:p text:style-name="P31">-rezervované-</text:p>
          </table:table-cell>
          <table:table-cell table:style-name="Tabuľka1.A1" office:value-type="string">
            <text:p text:style-name="P24">p</text:p>
          </table:table-cell>
        </table:table-row>
        <table:table-row table:style-name="Tabuľka1.1">
          <table:table-cell table:style-name="Tabuľka1.A1" office:value-type="string">
            <text:p text:style-name="P31">-rezervované-</text:p>
          </table:table-cell>
          <table:table-cell table:style-name="Tabuľka1.A1" office:value-type="string">
            <text:p text:style-name="P24">q</text:p>
          </table:table-cell>
        </table:table-row>
        <table:table-row table:style-name="Tabuľka1.1">
          <table:table-cell table:style-name="Tabuľka1.A1" office:value-type="string">
            <text:p text:style-name="P30">pramaeter 1</text:p>
          </table:table-cell>
          <table:table-cell table:style-name="Tabuľka1.A1" office:value-type="string">
            <text:p text:style-name="P24">r</text:p>
          </table:table-cell>
        </table:table-row>
        <table:table-row table:style-name="Tabuľka1.1">
          <table:table-cell table:style-name="Tabuľka1.A1" office:value-type="string">
            <text:p text:style-name="P30">pramaeter 2</text:p>
          </table:table-cell>
          <table:table-cell table:style-name="Tabuľka1.A1" office:value-type="string">
            <text:p text:style-name="P24">s</text:p>
          </table:table-cell>
        </table:table-row>
        <table:table-row table:style-name="Tabuľka1.1">
          <table:table-cell table:style-name="Tabuľka1.A1" office:value-type="string">
            <text:p text:style-name="P30">pramaeter 3</text:p>
          </table:table-cell>
          <table:table-cell table:style-name="Tabuľka1.A1" office:value-type="string">
            <text:p text:style-name="P24">t</text:p>
          </table:table-cell>
        </table:table-row>
        <table:table-row table:style-name="Tabuľka1.1">
          <table:table-cell table:style-name="Tabuľka1.A1" office:value-type="string">
            <text:p text:style-name="P30">pramaeter 4</text:p>
          </table:table-cell>
          <table:table-cell table:style-name="Tabuľka1.A1" office:value-type="string">
            <text:p text:style-name="P24">u</text:p>
          </table:table-cell>
        </table:table-row>
        <table:table-row table:style-name="Tabuľka1.1">
          <table:table-cell table:style-name="Tabuľka1.A1" office:value-type="string">
            <text:p text:style-name="P30">pramaeter 5</text:p>
          </table:table-cell>
          <table:table-cell table:style-name="Tabuľka1.A1" office:value-type="string">
            <text:p text:style-name="P24">v</text:p>
          </table:table-cell>
        </table:table-row>
        <table:table-row table:style-name="Tabuľka1.1">
          <table:table-cell table:style-name="Tabuľka1.A1" office:value-type="string">
            <text:p text:style-name="P30">pramaeter 6</text:p>
          </table:table-cell>
          <table:table-cell table:style-name="Tabuľka1.A1" office:value-type="string">
            <text:p text:style-name="P24">w</text:p>
          </table:table-cell>
        </table:table-row>
        <table:table-row table:style-name="Tabuľka1.1">
          <table:table-cell table:style-name="Tabuľka1.A1" office:value-type="string">
            <text:p text:style-name="P30">pramaeter 7</text:p>
          </table:table-cell>
          <table:table-cell table:style-name="Tabuľka1.A1" office:value-type="string">
            <text:p text:style-name="P24">x</text:p>
          </table:table-cell>
        </table:table-row>
        <table:table-row table:style-name="Tabuľka1.1">
          <table:table-cell table:style-name="Tabuľka1.A1" office:value-type="string">
            <text:p text:style-name="P30">pramaeter 8</text:p>
          </table:table-cell>
          <table:table-cell table:style-name="Tabuľka1.A1" office:value-type="string">
            <text:p text:style-name="P24">y</text:p>
          </table:table-cell>
        </table:table-row>
        <table:table-row table:style-name="Tabuľka1.1">
          <table:table-cell table:style-name="Tabuľka1.A1" office:value-type="string">
            <text:p text:style-name="P30">pramaeter 5</text:p>
          </table:table-cell>
          <table:table-cell table:style-name="Tabuľka1.A1" office:value-type="string">
            <text:p text:style-name="P24">z</text:p>
          </table:table-cell>
        </table:table-row>
      </table:table>
      <text:p text:style-name="P11"/>
      <text:p text:style-name="P11"/>
      <text:p text:style-name="Standard">Klient kontaktuje server na url adrese https<text:span text:style-name="T15">://api.</text:span><text:span text:style-name="T36">xxxxx</text:span><text:span text:style-name="T15">.</text:span><text:span text:style-name="T36">com</text:span><text:span text:style-name="T15">/</text:span> Ako už bolo spomenuté pred samotným zaslaním požiadavky na server musí klient najskôr obdržať zo server access ID, ktoré má štandardne obmedzenú platnosť 1800 sekúnd a pomocou ktorého môže následne klient posielať na server požiadavky. Na komunikáciu so serverom používa klient dve URL adresy<text:span text:style-name="T15">:</text:span></text:p>
      <text:list xml:id="list1304391546" text:style-name="WWNum10">
        <text:list-item>
          <text:p text:style-name="P55">https://api.<text:span text:style-name="T91">xxxxxx</text:span>.<text:span text:style-name="T91">com</text:span>/hi</text:p>
        </text:list-item>
        <text:list-item>
          <text:p text:style-name="P56">https://api.<text:span text:style-name="T91">xxxxxx</text:span>.<text:span text:style-name="T91">com</text:span>/process</text:p>
        </text:list-item>
      </text:list>
      <text:p text:style-name="P17"/>
      <text:p text:style-name="P13"><text:span text:style-name="T15">URL adresa: </text:span><text:span text:style-name="T21">https://api.</text:span><text:span text:style-name="T28">xxxxxx</text:span><text:span text:style-name="T21">.</text:span><text:span text:style-name="T28">com</text:span><text:span text:style-name="T21">/hi </text:span><text:span text:style-name="T15">sl</text:span>úži výhradne na autorizáciu a vyžiadanie access ID zo servera pre ďalšiu komunikáciu so serverom</text:p>
      <text:p text:style-name="P13"><text:span text:style-name="T15">URL adresa: </text:span><text:span text:style-name="T21">https://api.</text:span><text:span text:style-name="T87">v</text:span><text:span text:style-name="T28">xxxxxx</text:span><text:span text:style-name="T27">.</text:span><text:span text:style-name="T28">com</text:span><text:span text:style-name="T21">/process </text:span><text:span text:style-name="T15">sl</text:span>úži na zasielanie požiadaviek na server</text:p>
      <text:p text:style-name="Standard"/>
      <text:p text:style-name="P13"><text:soft-page-break/><text:span text:style-name="T15">Príklad komunikácie:<text:line-break/>Nasledovný jSON objekt je zaslaný na URL adresu </text:span><text:span text:style-name="T29">https://api.</text:span><text:span text:style-name="T30">xxxxxx</text:span><text:span text:style-name="T29">.</text:span><text:span text:style-name="T30">com</text:span><text:span text:style-name="T29">/hi</text:span></text:p>
      <text:p text:style-name="P19">{</text:p>
      <text:p text:style-name="P19"><text:s text:c="4"/>"b":9152977138,</text:p>
      <text:p text:style-name="P19"><text:s text:c="4"/>"c":"123456789012345678901234567890AB",</text:p>
      <text:p text:style-name="P19"><text:s text:c="4"/>"d":"cb6415e7d4c2651fade2284591d7f2cbdd8289c7716346906fe3bdf162842ca2"</text:p>
      <text:p text:style-name="P19">}</text:p>
      <text:p text:style-name="P19"/>
      <text:p text:style-name="P13"><text:span text:style-name="T31">Popis:<text:line-break/>klient s application ID (</text:span><text:span text:style-name="T32">"b":9152977138</text:span><text:span text:style-name="T31">) posiela na server po</text:span><text:span text:style-name="T79">žiadavku formátovanú ako jSON object cez POST request na URL adresu </text:span><text:span text:style-name="T80">https</text:span><text:span text:style-name="T33">://api.</text:span><text:span text:style-name="T35">xxxxxx</text:span><text:span text:style-name="T34">.</text:span><text:span text:style-name="T35">com</text:span><text:span text:style-name="T33">/hi<text:line-break/>"c":"123456789012345678901234567890AB"</text:span><text:span text:style-name="T31"> je public key, ktor</text:span><text:span text:style-name="T79">ý klient vygeneroval a </text:span><text:span text:style-name="T80">"d":"cb6415e7d4c2651fade2284591d7f2cbdd8289c7716346906fe3bdf162842ca2" </text:span><text:span text:style-name="T79">je sha256 hash, ktorý je vypočítaný nasledovne</text:span><text:span text:style-name="T31">: </text:span></text:p>
      <text:p text:style-name="P8"><text:span text:style-name="T76">hash('sha256',priv</text:span><text:span text:style-name="T75">átny kľúč + application ID + verejný kľúč</text:span><text:span text:style-name="T76">)</text:span></text:p>
      <text:p text:style-name="P10">Server vráti odpoveď vo formáte jSON:</text:p>
      <text:p text:style-name="P19">{</text:p>
      <text:p text:style-name="P19"><text:s text:c="4"/>"app_id": "9152977138",</text:p>
      <text:p text:style-name="P19"><text:s text:c="4"/>"result": 1,</text:p>
      <text:p text:style-name="P19"><text:s text:c="4"/>"result_text": "communication accepted",</text:p>
      <text:p text:style-name="P19"><text:s text:c="4"/>"access_id": "5c0b8d0199ee57_82911817",</text:p>
      <text:p text:style-name="P19"><text:s text:c="4"/>"timestamp": "2018-12-08 10:21:05",</text:p>
      <text:p text:style-name="P19"><text:s text:c="4"/>"valid_window": 1800</text:p>
      <text:p text:style-name="P19">}</text:p>
      <text:p text:style-name="Standard"><text:span text:style-name="T31">Popis:<text:line-break/>server akceptoval komunik</text:span><text:span text:style-name="T79">áciu</text:span><text:span text:style-name="T31"> (“result”:1) a vr</text:span><text:span text:style-name="T79">átil vygenerované access_id</text:span><text:span text:style-name="T31"> ("access_id": "5c0b8d0199ee57_82911817”). Hodnota “valid_window” u</text:span><text:span text:style-name="T79">rčuje platnosť access_id v sekundách</text:span><text:span text:style-name="T31"> (od </text:span><text:span text:style-name="T79">času vygenerovanie access_id –</text:span><text:span text:style-name="T31">&gt;</text:span><text:span text:style-name="T79"> hodnota timestamp</text:span><text:span text:style-name="T31">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<text:soft-page-break/><text:span text:style-name="T8">Špecifikácia komunikácie </text:span><text:span text:style-name="T12">(po</text:span><text:span text:style-name="T8">žiadaviek a odpovedí</text:span><text:span text:style-name="T12">)</text:span></text:p>
      <text:p text:style-name="Standard"><text:span text:style-name="T13">A - Inicializ</text:span><text:span text:style-name="T14">ácia komunikácie</text:span></text:p>
      <text:p text:style-name="P13">url: <text:span text:style-name="T81">https://api.</text:span><text:span text:style-name="T30">xxxxxx</text:span><text:span text:style-name="T29">.</text:span><text:span text:style-name="T30">com</text:span><text:span text:style-name="T81">/hi</text:span></text:p>
      <text:p text:style-name="Standard">požiadavka<text:span text:style-name="T15">:</text:span></text:p>
      <text:p text:style-name="P40">{</text:p>
      <text:p text:style-name="P39"><text:span text:style-name="T47"><text:s text:c="3"/>"b": "</text:span><text:span text:style-name="T37">&lt;application_id&gt;</text:span><text:span text:style-name="T47">",</text:span></text:p>
      <text:p text:style-name="P18"><text:span text:style-name="T47"><text:s text:c="3"/>"c": "</text:span><text:span text:style-name="T37">&lt;public_key&gt;</text:span><text:span text:style-name="T47">", </text:span></text:p>
      <text:p text:style-name="P43"><text:span text:style-name="T47">"d": "</text:span><text:span text:style-name="T37">&lt;hash&gt;</text:span><text:span text:style-name="T47">"</text:span></text:p>
      <text:p text:style-name="P21">}</text:p>
      <text:p text:style-name="P21"/>
      <text:p text:style-name="P18"><text:span text:style-name="T22">application_id – </text:span><text:span text:style-name="T55">string</text:span><text:span text:style-name="T57"> </text:span><text:span text:style-name="T16">– pridelen</text:span><text:span text:style-name="T44">é application ID</text:span></text:p>
      <text:p text:style-name="P18"><text:span text:style-name="T22">public_key – </text:span><text:span text:style-name="T55">string</text:span><text:span text:style-name="T60"> </text:span><text:span text:style-name="T16">– klientom vygenerovaný náhodný 32 znakový reťazec </text:span></text:p>
      <text:p text:style-name="P18"><text:span text:style-name="T22">hash – </text:span><text:span text:style-name="T55">string</text:span><text:span text:style-name="T57"> </text:span><text:span text:style-name="T16">– vypočítaný sha256 hash z reťazca, ktorý vznikne spojením privátneho kľúča, aplikačného ID a verejného kľúča</text:span></text:p>
      <text:p text:style-name="P45"/>
      <text:p text:style-name="P18"><text:span text:style-name="T77">Pr</text:span><text:span text:style-name="T78">íklad</text:span><text:span text:style-name="T77">:</text:span></text:p>
      <text:p text:style-name="P20"/>
      <text:p text:style-name="P19">{</text:p>
      <text:p text:style-name="P19"><text:s text:c="4"/>"b":"9152977138",</text:p>
      <text:p text:style-name="P19"><text:s text:c="4"/>"c":"123456789012345678901234567890AB",</text:p>
      <text:p text:style-name="P19"><text:s text:c="4"/>"d":"cb6415e7d4c2651fade2284591d7f2cbdd8289c7716346906fe3bdf162842ca2"</text:p>
      <text:p text:style-name="P19">}</text:p>
      <text:p text:style-name="P2"/>
      <text:p text:style-name="P47">odpoveď<text:span text:style-name="T15">:</text:span></text:p>
      <text:p text:style-name="P49">{</text:p>
      <text:p text:style-name="P48"><text:span text:style-name="T47"><text:s text:c="3"/>"app_id": "</text:span><text:span text:style-name="T37">&lt;application_id&gt;</text:span><text:span text:style-name="T47">",</text:span></text:p>
      <text:p text:style-name="P48"><text:span text:style-name="T47"><text:s text:c="3"/>"result": </text:span><text:span text:style-name="T37">&lt;result&gt;</text:span><text:span text:style-name="T47">, </text:span></text:p>
      <text:p text:style-name="P50"><text:span text:style-name="T47">"result_text": "</text:span><text:span text:style-name="T37">&lt;result_text&gt;</text:span><text:span text:style-name="T47">",</text:span></text:p>
      <text:p text:style-name="P50"><text:span text:style-name="T47">"access_id": "</text:span><text:span text:style-name="T37">&lt;access_id&gt;</text:span><text:span text:style-name="T47">",</text:span></text:p>
      <text:p text:style-name="P50"><text:span text:style-name="T47">"</text:span> <text:span text:style-name="T47">timestamp": "</text:span><text:span text:style-name="T37">&lt;timestamp&gt;</text:span><text:span text:style-name="T47">",</text:span></text:p>
      <text:p text:style-name="P50"><text:span text:style-name="T47">"</text:span> <text:span text:style-name="T47">valid_window ": </text:span><text:span text:style-name="T37">&lt;valid_window&gt;</text:span></text:p>
      <text:p text:style-name="P49">}</text:p>
      <text:p text:style-name="P52"/>
      <text:p text:style-name="P18"><text:span text:style-name="T22">application_id – </text:span><text:span text:style-name="T55">string</text:span><text:span text:style-name="T57"> </text:span><text:span text:style-name="T16">– pridelen</text:span><text:span text:style-name="T44">é application ID</text:span></text:p>
      <text:p text:style-name="P53"><text:span text:style-name="T22">result – </text:span><text:span text:style-name="T55">integer</text:span><text:span text:style-name="T57"> </text:span><text:span text:style-name="T16">– výsledok operácie:</text:span></text:p>
      <text:p text:style-name="P51"><text:span text:style-name="T62">1</text:span><text:span text:style-name="T22"> </text:span><text:span text:style-name="T16">– komunikácia povolená</text:span></text:p>
      <text:p text:style-name="P51"><text:span text:style-name="T62">0</text:span><text:span text:style-name="T22"> </text:span><text:span text:style-name="T44">– komunikácia odmietnutá</text:span></text:p>
      <text:p text:style-name="P53"><text:span text:style-name="T22">result_text – </text:span><text:span text:style-name="T55">string</text:span><text:span text:style-name="T57"> </text:span><text:span text:style-name="T16">– popis v</text:span><text:span text:style-name="T44">ýsledku</text:span></text:p>
      <text:p text:style-name="P53"><text:span text:style-name="T22">access_id – </text:span><text:span text:style-name="T55">string</text:span><text:span text:style-name="T57"> </text:span><text:span text:style-name="T16">– serverom vygenerovaný a pridelený access ID</text:span></text:p>
      <text:p text:style-name="P53"><text:span text:style-name="T22">timestamp – </text:span><text:span text:style-name="T55">string </text:span><text:span text:style-name="T16">– dátum a čas vygenerovania access ID</text:span></text:p>
      <text:p text:style-name="P53"><text:span text:style-name="T22">valid_window – </text:span><text:span text:style-name="T55">integer</text:span><text:span text:style-name="T16"> – dĺžka platnosti access ID</text:span></text:p>
      <text:p text:style-name="P46"><text:soft-page-break/></text:p>
      <text:p text:style-name="P18"><text:span text:style-name="T77">Pr</text:span><text:span text:style-name="T78">íklad </text:span><text:span text:style-name="T77">(komunik</text:span><text:span text:style-name="T78">ácia povolená</text:span><text:span text:style-name="T77">):</text:span></text:p>
      <text:p text:style-name="P20"/>
      <text:p text:style-name="P19">{</text:p>
      <text:p text:style-name="P19"><text:s text:c="4"/>"app_id": 9152977138,</text:p>
      <text:p text:style-name="P19"><text:s text:c="4"/>"result": 1,</text:p>
      <text:p text:style-name="P19"><text:s text:c="4"/>"result_text": "komunikácia povolená",</text:p>
      <text:p text:style-name="P19"><text:s text:c="4"/>"access_id": "5c0b8d0199ee57_82911817",</text:p>
      <text:p text:style-name="P19"><text:s text:c="4"/>"timestamp": "2018-12-08 10:21:05",</text:p>
      <text:p text:style-name="P19"><text:s text:c="4"/>"valid_window": 1800</text:p>
      <text:p text:style-name="P19">}</text:p>
      <text:p text:style-name="P2"/>
      <text:p text:style-name="P18"><text:span text:style-name="T77">Pr</text:span><text:span text:style-name="T78">íklad </text:span><text:span text:style-name="T77">(komunik</text:span><text:span text:style-name="T78">ácia odmietnutá</text:span><text:span text:style-name="T77">):</text:span></text:p>
      <text:p text:style-name="P20"/>
      <text:p text:style-name="P19">{</text:p>
      <text:p text:style-name="P19"><text:s text:c="4"/>"result": 0,</text:p>
      <text:p text:style-name="P19"><text:s text:c="4"/>"result_text": "komunikácia odmietnutá"</text:p>
      <text:p text:style-name="P19">}</text:p>
      <text:p text:style-name="P2"/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B – Odoslanie požiadavky <text:span text:style-name="T89">na API rozhranie</text:span></text:p>
      <text:p text:style-name="P10">Všetky požiadavky sú odosielané na:</text:p>
      <text:p text:style-name="P13">url: <text:span text:style-name="T81">https://api.</text:span><text:span text:style-name="T30">xxxxxx</text:span><text:span text:style-name="T29">.</text:span><text:span text:style-name="T30">com</text:span><text:span text:style-name="T81">/process</text:span></text:p>
      <text:p text:style-name="Standard"><text:span text:style-name="T15">a ka</text:span>ždá požiadavka odoslaná v jSON objekte obsahuje minimálne tieto prvky<text:span text:style-name="T15">:</text:span></text:p>
      <text:p text:style-name="P40">{</text:p>
      <text:p text:style-name="P39"><text:span text:style-name="T47"><text:s text:c="3"/>"b": </text:span><text:span text:style-name="T37">&lt;application_id&gt;</text:span><text:span text:style-name="T47">,</text:span></text:p>
      <text:p text:style-name="P18"><text:span text:style-name="T47"><text:s text:c="3"/>"</text:span><text:span text:style-name="T52">e</text:span><text:span text:style-name="T47">": "</text:span><text:span text:style-name="T37">&lt;access_id&gt;</text:span><text:span text:style-name="T47">", </text:span></text:p>
      <text:p text:style-name="P43"><text:span text:style-name="T47">"a": "</text:span><text:span text:style-name="T37">&lt;request&gt;</text:span><text:span text:style-name="T47">"</text:span></text:p>
      <text:p text:style-name="P21">}</text:p>
      <text:p text:style-name="P21"/>
      <text:p text:style-name="P21"/>
      <text:p text:style-name="P21"/>
      <text:p text:style-name="P18"><text:span text:style-name="T47">Zoznam po</text:span><text:span text:style-name="T46">žiadaviek</text:span><text:span text:style-name="T47">:</text:span></text:p>
      <text:p text:style-name="P10"/>
      <text:p text:style-name="P22"><text:span text:style-name="T67">B – I. </text:span><text:span text:style-name="T69">“</text:span><text:span text:style-name="T70">get_</text:span><text:span text:style-name="T74">form</text:span><text:span text:style-name="T69">”</text:span><text:span text:style-name="T67"> : </text:span><text:span text:style-name="T68">Vy</text:span><text:span text:style-name="T73">žiadanie formulára</text:span><text:span text:style-name="T71"><text:tab/>str. </text:span><text:span text:style-name="T72">6</text:span></text:p>
      <text:p text:style-name="P2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><text:soft-page-break/><text:span text:style-name="T67">B – I. </text:span><text:span text:style-name="T69">“</text:span><text:span text:style-name="T74">get_form</text:span><text:span text:style-name="T69">”</text:span><text:span text:style-name="T67"> - <text:s/></text:span><text:span text:style-name="T68">Vy</text:span><text:span text:style-name="T73">žiadanie formulára</text:span></text:p>
      <text:p text:style-name="Standard"/>
      <text:p text:style-name="Standard">Požiadavka<text:span text:style-name="T15">:</text:span></text:p>
      <text:p text:style-name="P40">{</text:p>
      <text:p text:style-name="P39"><text:span text:style-name="T47"><text:s text:c="3"/>"b": "</text:span><text:span text:style-name="T37">&lt;application_id&gt;</text:span><text:span text:style-name="T47">",</text:span></text:p>
      <text:p text:style-name="P18"><text:span text:style-name="T47"><text:s text:c="3"/>"</text:span><text:span text:style-name="T52">e</text:span><text:span text:style-name="T47">": "</text:span><text:span text:style-name="T37">&lt;access_id&gt;</text:span><text:span text:style-name="T47">", </text:span></text:p>
      <text:p text:style-name="P43"><text:span text:style-name="T47">"a": "</text:span><text:span text:style-name="T52">get_form</text:span><text:span text:style-name="T47">",</text:span></text:p>
      <text:p text:style-name="P44"><text:span text:style-name="T47">"</text:span><text:span text:style-name="T50">r</text:span><text:span text:style-name="T47">": </text:span><text:span text:style-name="T37">&lt;</text:span><text:span text:style-name="T41">topic</text:span><text:span text:style-name="T37">_id&gt;</text:span></text:p>
      <text:p text:style-name="P21">}</text:p>
      <text:p text:style-name="P21"/>
      <text:p text:style-name="P18"><text:span text:style-name="T22">application_id – </text:span><text:span text:style-name="T55">string </text:span><text:span text:style-name="T16">– pridelen</text:span><text:span text:style-name="T44">é application ID</text:span></text:p>
      <text:p text:style-name="P18"><text:span text:style-name="T22">access_id – </text:span><text:span text:style-name="T55">string</text:span><text:span text:style-name="T57"> </text:span><text:span text:style-name="T16">– serverom vygenerovaný a pridelený access ID </text:span></text:p>
      <text:p text:style-name="P18"><text:span text:style-name="T85">get_form</text:span><text:span text:style-name="T22"> – </text:span><text:span text:style-name="T55">string</text:span><text:span text:style-name="T57"> </text:span><text:span text:style-name="T16">– po</text:span><text:span text:style-name="T44">žiadavka na </text:span><text:span text:style-name="T45">formulár</text:span></text:p>
      <text:p text:style-name="P38"><text:span text:style-name="T26">topic_id</text:span><text:span text:style-name="T25"> – </text:span><text:span text:style-name="T56">integer</text:span><text:span text:style-name="T59"> </text:span><text:span text:style-name="T19">– </text:span><text:span text:style-name="T20">id help topic formul</text:span><text:span text:style-name="T84">ára</text:span></text:p>
      <text:p text:style-name="P23"/>
      <text:p text:style-name="Standard">Odpoveď<text:span text:style-name="T15">:</text:span></text:p>
      <text:p text:style-name="P40">{</text:p>
      <text:p text:style-name="P18"><text:span text:style-name="T47"><text:s text:c="3"/>"app_id": "</text:span><text:span text:style-name="T37">&lt;application_id&gt;</text:span><text:span text:style-name="T47">",</text:span></text:p>
      <text:p text:style-name="P39"><text:span text:style-name="T47"><text:s text:c="3"/>"result": </text:span><text:span text:style-name="T37">&lt;result&gt;</text:span><text:span text:style-name="T47">,</text:span></text:p>
      <text:p text:style-name="P41"><text:span text:style-name="T47"><text:s text:c="3"/>"</text:span><text:span text:style-name="T53">topic_id</text:span><text:span text:style-name="T47">": </text:span><text:span text:style-name="T37">&lt;</text:span><text:span text:style-name="T42">topic_id</text:span><text:span text:style-name="T37">&gt;</text:span><text:span text:style-name="T47">,</text:span></text:p>
      <text:p text:style-name="P34"><text:span text:style-name="T47"><text:s text:c="3"/>"</text:span><text:span text:style-name="T52">topic_</text:span><text:span text:style-name="T53">content</text:span><text:span text:style-name="T47">": {</text:span></text:p>
      <text:p text:style-name="P42"><text:span text:style-name="T47"><text:s text:c="8"/>"</text:span><text:span text:style-name="T53">topic_name</text:span><text:span text:style-name="T47">": </text:span><text:span text:style-name="T37">&lt;</text:span><text:span text:style-name="T42">topic_name</text:span><text:span text:style-name="T37">&gt;</text:span><text:span text:style-name="T47">,</text:span></text:p>
      <text:p text:style-name="P42"><text:span text:style-name="T47"><text:s text:c="8"/>"</text:span><text:span text:style-name="T53">topic_</text:span><text:span text:style-name="T49">notes</text:span><text:span text:style-name="T47">": </text:span><text:span text:style-name="T37">&lt;</text:span><text:span text:style-name="T42">topic_n</text:span><text:span text:style-name="T40">otes</text:span><text:span text:style-name="T37">&gt;</text:span><text:span text:style-name="T47">,</text:span></text:p>
      <text:p text:style-name="P35"><text:span text:style-name="T47"><text:s text:c="8"/>"</text:span><text:span text:style-name="T53">form</text:span><text:span text:style-name="T51">s</text:span><text:span text:style-name="T47">": {</text:span></text:p>
      <text:p text:style-name="P35"><text:span text:style-name="T47"><text:s text:c="13"/>"</text:span><text:span text:style-name="T53">form_id</text:span><text:span text:style-name="T47">": "</text:span><text:span text:style-name="T37">&lt;</text:span><text:span text:style-name="T42">form_id</text:span><text:span text:style-name="T37">&gt;</text:span><text:span text:style-name="T47">",</text:span></text:p>
      <text:p text:style-name="P35"><text:span text:style-name="T47"><text:s text:c="13"/>"</text:span><text:span text:style-name="T53">form_title</text:span><text:span text:style-name="T47">": "</text:span><text:span text:style-name="T37">&lt;</text:span><text:span text:style-name="T42">form_title</text:span><text:span text:style-name="T37">&gt;</text:span><text:span text:style-name="T47">",</text:span></text:p>
      <text:p text:style-name="P35"><text:span text:style-name="T47"><text:s text:c="13"/>"</text:span><text:span text:style-name="T53">form_instructions</text:span><text:span text:style-name="T47">": "</text:span><text:span text:style-name="T37">&lt;</text:span><text:span text:style-name="T42">form_instructions</text:span><text:span text:style-name="T37">&gt;</text:span><text:span text:style-name="T47">",</text:span></text:p>
      <text:p text:style-name="P35"><text:span text:style-name="T47"><text:s text:c="13"/>"</text:span><text:span text:style-name="T53">fields</text:span><text:span text:style-name="T47">": {</text:span></text:p>
      <text:p text:style-name="P35"><text:span text:style-name="T47"><text:s text:c="18"/>"</text:span><text:span text:style-name="T53">field_</text:span><text:span text:style-name="T54">id</text:span><text:span text:style-name="T47">": "</text:span><text:span text:style-name="T37">&lt;</text:span><text:span text:style-name="T42">field_</text:span><text:span text:style-name="T43">id</text:span><text:span text:style-name="T37">&gt;</text:span><text:span text:style-name="T47">",</text:span></text:p>
      <text:p text:style-name="P36"><text:span text:style-name="T47"><text:s text:c="18"/>"</text:span><text:span text:style-name="T54">field_</text:span><text:span text:style-name="T48">name</text:span><text:span text:style-name="T47">": "</text:span><text:span text:style-name="T37">&lt;</text:span><text:span text:style-name="T43">field</text:span><text:span text:style-name="T42">_</text:span><text:span text:style-name="T39">name</text:span><text:span text:style-name="T37">&gt;</text:span><text:span text:style-name="T47">",</text:span></text:p>
      <text:p text:style-name="P36"><text:span text:style-name="T47"><text:s text:c="18"/>"</text:span><text:span text:style-name="T48">field_type</text:span><text:span text:style-name="T47">": "</text:span><text:span text:style-name="T37">&lt;</text:span><text:span text:style-name="T39">field</text:span><text:span text:style-name="T42">_</text:span><text:span text:style-name="T39">type</text:span><text:span text:style-name="T37">&gt;</text:span><text:span text:style-name="T47">",</text:span></text:p>
      <text:p text:style-name="P36"><text:span text:style-name="T47"><text:s text:c="18"/>"</text:span><text:span text:style-name="T53">field_configuration</text:span><text:span text:style-name="T47">": "</text:span><text:span text:style-name="T37">&lt;</text:span><text:span text:style-name="T38">field</text:span><text:span text:style-name="T39">_</text:span><text:span text:style-name="T38">configuration</text:span><text:span text:style-name="T37">&gt;</text:span><text:span text:style-name="T47">",</text:span></text:p>
      <text:p text:style-name="P36"><text:span text:style-name="T47"><text:s text:c="18"/></text:span><text:span text:style-name="T64">[</text:span><text:span text:style-name="T47">"</text:span><text:span text:style-name="T48">list</text:span><text:span text:style-name="T47">": {</text:span></text:p>
      <text:p text:style-name="P36"><text:span text:style-name="T47"><text:s text:c="23"/>"</text:span><text:span text:style-name="T54">id</text:span><text:span text:style-name="T47">": "</text:span><text:span text:style-name="T37">&lt;</text:span><text:span text:style-name="T39">list_item</text:span><text:span text:style-name="T42">_</text:span><text:span text:style-name="T43">id</text:span><text:span text:style-name="T37">&gt;</text:span><text:span text:style-name="T47">",</text:span></text:p>
      <text:p text:style-name="P36"><text:span text:style-name="T47"><text:s text:c="23"/>"</text:span><text:span text:style-name="T48">value</text:span><text:span text:style-name="T47">": "</text:span><text:span text:style-name="T37">&lt;</text:span><text:span text:style-name="T39">list_item_value</text:span><text:span text:style-name="T37">&gt;</text:span><text:span text:style-name="T47">"</text:span></text:p>
      <text:p text:style-name="P36"><text:span text:style-name="T37"><text:s text:c="18"/></text:span><text:span text:style-name="T3">}</text:span><text:span text:style-name="T64">]</text:span><text:span text:style-name="T3">,</text:span></text:p>
      <text:p text:style-name="P35"><text:span text:style-name="T37"><text:s text:c="13"/></text:span><text:span text:style-name="T3">},</text:span><text:span text:style-name="T65">[</text:span><text:span text:style-name="T3">{…</text:span><text:span text:style-name="T48">}</text:span><text:span text:style-name="T65">]</text:span><text:span text:style-name="T48">,...</text:span></text:p>
      <text:p text:style-name="P36"><text:span text:style-name="T37"><text:s text:c="8"/></text:span><text:span text:style-name="T3">},</text:span><text:span text:style-name="T65">[</text:span><text:span text:style-name="T3">{…</text:span><text:span text:style-name="T4">}</text:span><text:span text:style-name="T65">]</text:span><text:span text:style-name="T4">,...</text:span></text:p>
      <text:p text:style-name="P43"><text:span text:style-name="T47">"result_text": "</text:span><text:span text:style-name="T37">&lt;result_text&gt;</text:span><text:span text:style-name="T47">"</text:span></text:p>
      <text:p text:style-name="P21">}</text:p>
      <text:p text:style-name="P2"/>
      <text:p text:style-name="P18"><text:span text:style-name="T22">application_id – </text:span><text:span text:style-name="T55">string </text:span><text:span text:style-name="T16">– pridelen</text:span><text:span text:style-name="T44">é application ID</text:span></text:p>
      <text:p text:style-name="P18"><text:span text:style-name="T22">result – </text:span><text:span text:style-name="T55">integer </text:span><text:span text:style-name="T16">– výsledok operácie:</text:span></text:p>
      <text:p text:style-name="P51"><text:soft-page-break/><text:span text:style-name="T62">1</text:span><text:span text:style-name="T22"> </text:span><text:span text:style-name="T16">– oper</text:span><text:span text:style-name="T44">ácia prebehla v poriadku</text:span></text:p>
      <text:p text:style-name="P51"><text:span text:style-name="T62">0</text:span><text:span text:style-name="T22"> </text:span><text:span text:style-name="T44">– chyba</text:span></text:p>
      <text:p text:style-name="P18"><text:span text:style-name="T23">topic</text:span><text:span text:style-name="T22">_id – </text:span><text:span text:style-name="T55">integer</text:span><text:span text:style-name="T57"> </text:span><text:span text:style-name="T16">– ID </text:span><text:span text:style-name="T17">help topicu z osTicket aplik</text:span><text:span text:style-name="T83">ácie</text:span><text:span text:style-name="T16">, ktor</text:span><text:span text:style-name="T83">ého formulár sa žiada</text:span></text:p>
      <text:p text:style-name="P36"><text:span text:style-name="T23">topic_</text:span><text:span text:style-name="T86">name</text:span><text:span text:style-name="T23"> – </text:span><text:span text:style-name="T61">string</text:span><text:span text:style-name="T58"> </text:span><text:span text:style-name="T17">– </text:span><text:span text:style-name="T83">názov help topicu</text:span></text:p>
      <text:p text:style-name="P37"><text:span text:style-name="T23">topic_</text:span><text:span text:style-name="T24">notes</text:span><text:span text:style-name="T23"> – </text:span><text:span text:style-name="T61">string</text:span><text:span text:style-name="T58"> </text:span><text:span text:style-name="T17">– </text:span><text:span text:style-name="T18">popis</text:span><text:span text:style-name="T83"> help topicu</text:span></text:p>
      <text:p text:style-name="P36"><text:span text:style-name="T86">topic</text:span><text:span text:style-name="T22">[</text:span><text:span text:style-name="T86">form</text:span><text:span text:style-name="T22">] – </text:span><text:span text:style-name="T61">array</text:span><text:span text:style-name="T57"> </text:span><text:span text:style-name="T16">– </text:span><text:span text:style-name="T83">pole formulárov, ktoré help topic obsahuje</text:span></text:p>
      <text:p text:style-name="P36"><text:span text:style-name="T86">form</text:span><text:span text:style-name="T23">[</text:span><text:span text:style-name="T86">form_id</text:span><text:span text:style-name="T23">] – </text:span><text:span text:style-name="T61">integer</text:span><text:span text:style-name="T58"> </text:span><text:span text:style-name="T17">– </text:span><text:span text:style-name="T83">id formulára</text:span></text:p>
      <text:p text:style-name="P36"><text:span text:style-name="T86">form</text:span><text:span text:style-name="T23">[</text:span><text:span text:style-name="T86">form_title</text:span><text:span text:style-name="T23">] – </text:span><text:span text:style-name="T61">string</text:span><text:span text:style-name="T58"> </text:span><text:span text:style-name="T17">– n</text:span><text:span text:style-name="T83">ázov formulára</text:span></text:p>
      <text:p text:style-name="P36"><text:span text:style-name="T86">form</text:span><text:span text:style-name="T23">[</text:span><text:span text:style-name="T86">form_instructions</text:span><text:span text:style-name="T23">] – </text:span><text:span text:style-name="T61">string</text:span><text:span text:style-name="T58"> </text:span><text:span text:style-name="T17">– p</text:span><text:span text:style-name="T83">opis formulára</text:span></text:p>
      <text:p text:style-name="P36"><text:span text:style-name="T86">topic</text:span><text:span text:style-name="T23">[</text:span><text:span text:style-name="T86">fields</text:span><text:span text:style-name="T23">] – </text:span><text:span text:style-name="T61">array</text:span><text:span text:style-name="T58"> </text:span><text:span text:style-name="T17">– </text:span><text:span text:style-name="T83">pole formulárov, ktoré help topic obsahuje</text:span></text:p>
      <text:p text:style-name="P18"><text:span text:style-name="T22">result_text – </text:span><text:span text:style-name="T55">string</text:span><text:span text:style-name="T57"> </text:span><text:span text:style-name="T16">– slovný popis výsledku operácie</text:span></text:p>
      <text:p text:style-name="P3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<text:span text:style-name="T89">C</text:span> – Odoslanie <text:span text:style-name="T89">dát z vygenerovaného formulára do API rozhrania osTicket aplikácie</text:span></text:p>
      <text:p text:style-name="P12"><text:span text:style-name="T89">Dáta z vygenerovaného formulára sú odosielané POST requestom na url adresu</text:span>:</text:p>
      <text:p text:style-name="P7">url: <text:span text:style-name="T81">https://api.</text:span><text:span text:style-name="T30">xxxxxx</text:span><text:span text:style-name="T29">.</text:span><text:span text:style-name="T30">com</text:span><text:span text:style-name="T81">/</text:span><text:span text:style-name="T82">ticket</text:span></text:p>
      <text:p text:style-name="P14"><text:span text:style-name="T90">Naše </text:span><text:span text:style-name="T89">API rozhranie formulár spracuje a dáta odošle na API rozhranie osTicket aplikácie. V prípade úspešného vygenerovania ticketu </text:span><text:span text:style-name="T90">API rozhranie vráti jeho ID.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sk" fo:country="SK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sk" fo:country="SK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lavička_20_Char" style:display-name="Hlavička Char" style:family="text" style:parent-style-name="Default_20_Paragraph_20_Font"/>
    <style:style style:name="Päta_20_Char" style:display-name="Päta Char" style:family="text" style:parent-style-name="Default_20_Paragraph_20_Font"/>
    <style:style style:name="Nadpis_20_1_20_Char" style:display-name="Nadpis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ce_5f_paren" style:display-name="ace_paren" style:family="text" style:parent-style-name="Default_20_Paragraph_20_Font"/>
    <style:style style:name="ace_5f_variable" style:display-name="ace_variable" style:family="text" style:parent-style-name="Default_20_Paragraph_20_Font"/>
    <style:style style:name="ace_5f_string" style:display-name="ace_string" style:family="text" style:parent-style-name="Default_20_Paragraph_20_Font"/>
    <style:style style:name="ace_5f_constant" style:display-name="ace_constant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álne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álne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áln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álne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álne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áln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use-window-font-color="true"/>
    </style:style>
    <style:style style:name="MP2" style:family="paragraph">
      <style:paragraph-properties fo:text-align="start"/>
    </style:style>
    <style:style style:name="MP3" style:family="paragraph">
      <loext:graphic-properties draw:fill="solid" draw:fill-color="#e8a202"/>
      <style:paragraph-properties fo:text-align="start"/>
      <style:text-properties fo:font-size="18pt"/>
    </style:style>
    <style:style style:name="MT1" style:family="text">
      <style:text-properties fo:font-size="18pt"/>
    </style:style>
    <style:style style:name="MT2" style:family="text">
      <style:text-properties officeooo:rsid="002de6d4"/>
    </style:style>
    <style:style style:name="MT3" style:family="text">
      <style:text-properties fo:color="#000000"/>
    </style:style>
    <style:style style:name="Mgr1" style:family="graphic">
      <style:graphic-properties draw:stroke="none" svg:stroke-width="0cm" svg:stroke-color="#385623" draw:marker-start-width="0.3cm" draw:marker-end-width="0.3cm" draw:stroke-linejoin="miter" draw:fill="solid" draw:fill-color="#e8a202" draw:textarea-vertical-align="top" draw:auto-grow-height="false" fo:min-height="2.228cm" fo:min-width="22.132cm" fo:padding-top="0.108cm" fo:padding-bottom="0.108cm" fo:padding-left="0.233cm" fo:padding-right="0.233cm" fo:wrap-option="wrap" fo:margin-left="0cm" fo:margin-right="0.055cm" fo:margin-top="0cm" fo:margin-bottom="0.048cm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Mgr2" style:family="graphic">
      <style:graphic-properties draw:stroke="none" svg:stroke-width="0cm" svg:stroke-color="#385623" draw:marker-start-width="0.3cm" draw:marker-end-width="0.3cm" draw:stroke-linejoin="miter" draw:fill="solid" draw:fill-color="#e8a202" draw:textarea-vertical-align="top" draw:auto-grow-height="false" fo:min-height="2.438cm" fo:min-width="22.096cm" fo:padding-top="0.108cm" fo:padding-bottom="0.108cm" fo:padding-left="0.233cm" fo:padding-right="0.233cm" fo:wrap-option="wrap" fo:margin-left="0cm" fo:margin-right="0.055cm" fo:margin-top="0cm" fo:margin-bottom="0.06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31cm" fo:margin-left="0cm" fo:margin-right="0cm" fo:margin-bottom="2.131cm" style:dynamic-spacing="true"/>
      </style:header-style>
      <style:footer-style>
        <style:header-footer-properties fo:min-height="2.002cm" fo:margin-left="0cm" fo:margin-right="0cm" fo:margin-top="1.90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8" draw:name="Obdĺžnik 1" draw:style-name="Mgr1" draw:text-style-name="MP3" svg:width="22.596cm" svg:height="2.442cm" svg:x="-1.369cm" svg:y="-1.249cm"><text:p text:style-name="MP2"><text:span text:style-name="MT1">ddf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7" draw:name="Obdĺžnik 2" draw:style-name="Mgr2" draw:text-style-name="MP3" svg:width="22.596cm" svg:height="2.687cm" svg:x="-3.851cm" svg:y="25.76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Popis API rozhrania<text:tab/><text:tab/><text:span text:style-name="MT2">osTicket</text:span></text:p>
      </style:header>
      <style:footer>
        <text:p text:style-name="Footer"><text:tab/><text:tab/><text:span text:style-name="MT3"><text:page-number text:select-page="current">9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o matusak</meta:initial-creator>
    <meta:editing-cycles>62</meta:editing-cycles>
    <meta:print-date>2019-04-19T19:40:00</meta:print-date>
    <meta:creation-date>2018-12-08T08:18:00</meta:creation-date>
    <dc:date>2019-10-15T00:28:07.982000000</dc:date>
    <meta:editing-duration>P4DT21H17M27S</meta:editing-duration>
    <meta:generator>LibreOffice/6.2.5.2$Windows_x86 LibreOffice_project/1ec314fa52f458adc18c4f025c545a4e8b22c159</meta:generator>
    <meta:document-statistic meta:table-count="1" meta:image-count="0" meta:object-count="0" meta:page-count="9" meta:paragraph-count="199" meta:word-count="851" meta:character-count="7439" meta:non-whitespace-character-count="6353"/>
    <meta:user-defined meta:name="AppVersion">16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